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UrbanReferences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85794" officeooo:paragraph-rsid="00085794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nctionnaire des Implantations Commerciales</text:p>
      <text:p text:style-name="P2">Rue XXXX,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9T15:09:06</meta:creation-date>
    <dc:date>2022-10-25T13:59:14.670663316</dc:date>
    <meta:editing-duration>PT2H8M37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6" meta:character-count="54" meta:non-whitespace-character-count="49"/>
  </office:meta>
</office:document-meta>
</file>